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3001BCCA268B9A8435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3.343cm, 1.391cm, 0.444cm, 1.911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17.799cm" svg:height="8.959cm" svg:x="2.4cm" svg:y="9.74cm">
          <draw:image xlink:href="Pictures/1000020100000556000003001BCCA268B9A8435D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2-06T10:58:23.895860304</dc:date>
    <meta:editing-duration>PT8M36S</meta:editing-duration>
    <meta:editing-cycles>1</meta:editing-cycles>
    <meta:document-statistic meta:object-count="1"/>
    <meta:generator>LibreOffice/6.1.2.1$Linux_X86_64 LibreOffice_project/10$Build-1</meta:generator>
  </office:meta>
</office:document-meta>
</file>